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d6dee" officeooo:paragraph-rsid="001d6dee" style:font-weight-asian="bold" style:font-weight-complex="bold"/>
    </style:style>
    <style:style style:name="P2" style:family="paragraph" style:parent-style-name="Preformatted_20_Text">
      <style:text-properties fo:font-size="8pt" style:text-underline-style="solid" style:text-underline-width="auto" style:text-underline-color="font-color" fo:font-weight="bold" officeooo:rsid="001d6dee" officeooo:paragraph-rsid="001d6dee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font-size="8pt" style:text-underline-style="solid" style:text-underline-width="auto" style:text-underline-color="font-color" fo:font-weight="bold" officeooo:rsid="001ea353" officeooo:paragraph-rsid="001ea353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font-size="8pt" style:text-underline-style="solid" style:text-underline-width="auto" style:text-underline-color="font-color" fo:font-weight="bold" officeooo:rsid="0020200c" officeooo:paragraph-rsid="0020200c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8pt" style:text-underline-style="solid" style:text-underline-width="auto" style:text-underline-color="font-color" fo:font-weight="bold" officeooo:rsid="0021a74c" officeooo:paragraph-rsid="0021a74c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font-size="8pt" style:text-underline-style="solid" style:text-underline-width="auto" style:text-underline-color="font-color" fo:font-weight="bold" officeooo:rsid="0021f2a4" officeooo:paragraph-rsid="0021f2a4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font-size="8pt" style:text-underline-style="solid" style:text-underline-width="auto" style:text-underline-color="font-color" fo:font-weight="bold" officeooo:rsid="002373d2" officeooo:paragraph-rsid="002373d2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8pt" style:text-underline-style="none" fo:font-weight="normal" officeooo:rsid="001d6dee" officeooo:paragraph-rsid="001d6dee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size="8pt" style:text-underline-style="none" fo:font-weight="normal" officeooo:rsid="001e4993" officeooo:paragraph-rsid="001e4993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fo:font-size="8pt" style:text-underline-style="none" fo:font-weight="normal" officeooo:rsid="001ea353" officeooo:paragraph-rsid="001ea353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font-size="8pt" style:text-underline-style="none" fo:font-weight="normal" officeooo:rsid="0021a74c" officeooo:paragraph-rsid="0021a74c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fo:font-size="8pt" style:text-underline-style="none" fo:font-weight="normal" officeooo:rsid="0022c38f" officeooo:paragraph-rsid="0022c38f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size="8pt" style:text-underline-style="none" fo:font-weight="normal" officeooo:rsid="002373d2" officeooo:paragraph-rsid="002373d2" style:font-size-asian="10pt" style:font-weight-asian="normal" style:font-size-complex="10pt" style:font-weight-complex="normal"/>
    </style:style>
    <style:style style:name="P14" style:family="paragraph" style:parent-style-name="Preformatted_20_Text">
      <style:text-properties fo:font-size="8pt" style:text-underline-style="none" fo:font-weight="bold" officeooo:rsid="001d6dee" officeooo:paragraph-rsid="001d6dee" style:font-size-asian="10pt" style:font-weight-asian="bold" style:font-size-complex="10pt" style:font-weight-complex="bold"/>
    </style:style>
    <style:style style:name="P15" style:family="paragraph" style:parent-style-name="Preformatted_20_Text">
      <style:text-properties fo:font-size="8pt" style:text-underline-style="none" fo:font-weight="bold" officeooo:rsid="0021f2a4" officeooo:paragraph-rsid="0021f2a4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993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e4993"/>
    </style:style>
    <style:style style:name="T9" style:family="text">
      <style:text-properties officeooo:rsid="001eaf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els,Building linux apps and forking projects.</text:p>
      <text:p text:style-name="P1"/>
      <text:p text:style-name="P2">Kernels</text:p>
      <text:p text:style-name="P8">The kernel does 4 main things;</text:p>
      <text:p text:style-name="P8"><text:tab/><text:span text:style-name="T4">1. Memory management</text:span></text:p>
      <text:p text:style-name="P14"><text:tab/>2. Process management</text:p>
      <text:p text:style-name="P14"><text:tab/>3. Device drivers</text:p>
      <text:p text:style-name="P14"><text:tab/>4. System calls and security</text:p>
      <text:p text:style-name="P8"><text:tab/>It works in its own environment that the user doesn’t see, so it is in charge of background processes. Applications interact with the kernel through a <text:span text:style-name="T7">system call interface (sci).</text:span></text:p>
      <text:p text:style-name="P8"><text:span text:style-name="T3"/></text:p>
      <text:p text:style-name="P8">There is 3 layers to linux:</text:p>
      <text:p text:style-name="P8"><text:tab/><text:span text:style-name="T4">1. The hardware: </text:span>The base of the system, made up of RAM, CPU as well as outputs to other <text:tab/>devices such as storage, networking.</text:p>
      <text:p text:style-name="P8"><text:tab/><text:span text:style-name="T5">2. The linux kernel: </text:span><text:span text:style-name="T8">The core of the OS, it resides in the memory and tells the CPU what to <text:tab/>do.</text:span></text:p>
      <text:p text:style-name="P8"><text:tab/><text:span text:style-name="T5">3. User process: </text:span><text:span text:style-name="T8">These are the running programs that the kernel manages. User Processes are <text:tab/>known as process and the kernel allows these processes and servers to communicate with each <text:tab/>other. </text:span><text:span text:style-name="T5">This is known as inter-process communication (IPC).</text:span></text:p>
      <text:p text:style-name="P9"><text:span text:style-name="T8">C</text:span>ode executed by the system runs on the <text:span text:style-name="T4">CPU in 1 of 2 modes. Either User mode or Kernel mode</text:span>. Code running in kernel mode has unrestricted access to the hardware while user mode restricts access to the CPU and memory to the sci.</text:p>
      <text:p text:style-name="P9"><text:span text:style-name="T8">A </text:span>similar separation exists for memory which is <text:span text:style-name="T4">kernel and user space</text:span>. These 2 small details form the base for some complicated operations like privilege separation for <text:span text:style-name="T4">security, building containers and virtual machines.</text:span></text:p>
      <text:p text:style-name="P9"/>
      <text:p text:style-name="P3">Dynamic Kernel Module Support</text:p>
      <text:p text:style-name="P10">Provides support for installing supplementary versions of kernel modules. The package compl<text:span text:style-name="T9">i</text:span>es and installs into the kernel tree and uninstalling restores the previous modules. </text:p>
      <text:p text:style-name="P12"/>
      <text:p text:style-name="P12">When building DKMS we need to add a update trigger, to automatically run the DKKMS to rebuild modules after a kernel upgrade.</text:p>
      <text:p text:style-name="P12"><text:a xlink:type="simple" xlink:href="https://docs.01.org/clearlinux/latest/guides/kernel/kernel-modules-dkms.html" text:style-name="Internet_20_link" text:visited-style-name="Visited_20_Internet_20_Link">https://docs.01.org/clearlinux/latest/guides/kernel/kernel-modules-dkms.html</text:a> </text:p>
      <text:p text:style-name="P12"/>
      <text:p text:style-name="P9"/>
      <text:p text:style-name="P4">Linux Kernel Headers</text:p>
      <text:p text:style-name="P11">Kernel headers are a set of pre-compiled binary files reflecting your currently running kernel.</text:p>
      <text:p text:style-name="P11">Essentially the kernel headers are simply a ‘raw’ mirror image of the kernel that’s running your computer. You need kernel headers (or kernel source) files in order to make drivers, fix things etc.</text:p>
      <text:p text:style-name="P11">The kernel headers are stored /usr/src and usually appear as a directory reflecting the kernel version you are currently running. You could also check this by using <text:span text:style-name="T4">uname -r.</text:span></text:p>
      <text:p text:style-name="P15">There is a big difference between <text:span text:style-name="T6">kernel source files and source kernel files.</text:span></text:p>
      <text:p text:style-name="P15"><text:span text:style-name="T6">Kernel source (kernel headers)</text:span><text:span text:style-name="T1"> are pre-compiled set of binaries which have patches and bug fixes etc.</text:span></text:p>
      <text:p text:style-name="P6">Source kernel files<text:span text:style-name="T3"> are simply the source file for making a kernel. If you plan to compile your own kernel, then you must use the </text:span><text:span text:style-name="T2">source files</text:span><text:span text:style-name="T3">.</text:span></text:p>
      <text:p text:style-name="P11"/>
      <text:p text:style-name="P4"><text:span text:style-name="T3">When compiling a kernel module, you will need the linux kernel headers. These provide the various functions and structure definitions required when compiling code that interfaces with the kernel.</text:span></text:p>
      <text:p text:style-name="P5"><text:span text:style-name="T3">These act as an interface between internal kernel components and also between the userspace and the kernel. These are needed if your gong to build a driver from source.</text:span></text:p>
      <text:p text:style-name="P4"><text:span text:style-name="T3">Every kernel install, will need new headers.</text:span></text:p>
      <text:p text:style-name="P4"><text:span text:style-name="T3"/></text:p>
      <text:p text:style-name="P7">Forking a project</text:p>
      <text:p text:style-name="P13">Allows you to copy a repository and experiment with that project freely without affecting the original projec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09:04:14.882000000</dc:date>
    <meta:editing-duration>PT22M24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0" meta:word-count="494" meta:character-count="3051" meta:non-whitespace-character-count="2573"/>
  </office:meta>
</office:document-meta>
</file>